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df0eb" officeooo:paragraph-rsid="000df0eb" style:text-blinking="false" fo:background-color="transparent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707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df0eb" officeooo:paragraph-rsid="000df0eb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1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3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4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5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ce35d"/>
    </style:style>
    <style:style style:name="T12" style:family="text">
      <style:text-properties officeooo:rsid="000df0eb"/>
    </style:style>
    <style:style style:name="T13" style:family="text">
      <style:text-properties officeooo:rsid="000f7d66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Execução de </text:span>Checklists</text:p>
      <text:p text:style-name="P1"/>
      <text:p text:style-name="P1"/>
      <text:p text:style-name="P2">Portal-ES</text:p>
      <text:p text:style-name="P3"/>
      <text:list xml:id="list4116074541" text:style-name="WWNum3">
        <text:list-header>
          <text:p text:style-name="P21"><text:span text:style-name="T3">1</text:span><text:span text:style-name="T2">. </text:span><text:span text:style-name="T1">Checklists</text:span></text:p>
          <text:p text:style-name="P24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tegoria</text:p>
          </table:table-cell>
          <table:table-cell table:style-name="Tabela1.B1" office:value-type="string">
            <text:p text:style-name="P12">Checklist</text:p>
          </table:table-cell>
          <table:table-cell table:style-name="Tabela1.C1" office:value-type="string">
            <text:p text:style-name="P14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3">Estrutura</text:p>
            <text:p text:style-name="P13"><text:s/></text:p>
          </table:table-cell>
          <table:table-cell table:style-name="Tabela1.B2" office:value-type="string">
            <text:p text:style-name="P13">O código implementa completamente e adequadamente o design?</text:p>
          </table:table-cell>
          <table:table-cell table:style-name="Tabela1.C2" office:value-type="string">
            <text:p text:style-name="P16">Sim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3">O código está bem estruturado (formatado, em estilo adequado, visualmente)?</text:p>
          </table:table-cell>
          <table:table-cell table:style-name="Tabela1.C3" table:number-rows-spanned="2" office:value-type="string">
            <text:p text:style-name="P16">Parcialment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3">O armazenamento é feito de forma eficiente?</text:p>
          </table:table-cell>
          <table:table-cell table:style-name="Tabela1.C5" office:value-type="string">
            <text:p text:style-name="P14">Não se aplica ainda: muito inicial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3">Todos os comentários estão consistentes com o código?</text:p>
          </table:table-cell>
          <table:table-cell table:style-name="Tabela1.C6" office:value-type="string">
            <text:p text:style-name="P14">Sim</text:p>
          </table:table-cell>
        </table:table-row>
        <table:table-row table:style-name="Tabela1.2">
          <table:table-cell table:style-name="Tabela1.A7" table:number-rows-spanned="2" office:value-type="string">
            <text:p text:style-name="P13">Variáveis</text:p>
          </table:table-cell>
          <table:table-cell table:style-name="Tabela1.B7" table:number-rows-spanned="2" office:value-type="string">
            <text:p text:style-name="P13">As variáveis estão definidas propriamente com nomes consistentes e claros?</text:p>
          </table:table-cell>
          <table:table-cell table:style-name="Tabela1.C7" table:number-rows-spanned="2" office:value-type="string">
            <text:p text:style-name="P14">Sim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3">Programação Defensiva</text:p>
          </table:table-cell>
          <table:table-cell table:style-name="Tabela1.B9" office:value-type="string">
            <text:p text:style-name="P13">Os dados corretos estão sendo operados corretamente?</text:p>
          </table:table-cell>
          <table:table-cell table:style-name="Tabela1.C9" office:value-type="string">
            <text:p text:style-name="P15">Não se aplica ainda: muito inicial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3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Não se aplica ainda: muito inicial</text:p>
          </table:table-cell>
        </table:table-row>
      </table:table>
      <text:p text:style-name="P19"/>
      <text:p text:style-name="P19"/>
      <text:p text:style-name="P19"/>
      <text:list xml:id="list3547475056" text:style-name="L1">
        <text:list-header>
          <text:p text:style-name="P25"><text:span text:style-name="T10">1.2 </text:span>Checklist para <text:span text:style-name="T9">implementação do backlog</text:span></text:p>
        </text:list-header>
      </text:list>
      <text:p text:style-name="P18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Backlog</text:p>
          </table:table-cell>
          <table:table-cell table:style-name="Tabela2.B1" office:value-type="string">
            <text:p text:style-name="P11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todas as áreas de <text:soft-page-break/>conhecimento contidas no PPC.</text:p>
          </table:table-cell>
          <table:table-cell table:style-name="Tabela2.B4" office:value-type="string">
            <text:p text:style-name="P8">Não a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, porém ainda em construção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5">Não <text:span text:style-name="T12">atende</text:span>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5">Não 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6">Não <text:span text:style-name="T11">atende</text:span>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7">Atende</text:p>
          </table:table-cell>
        </table:table-row>
      </table:table>
      <text:p text:style-name="P17"/>
      <text:p text:style-name="P17"/>
      <text:list xml:id="list1830298275071" text:continue-list="list4116074541" text:style-name="WWNum3">
        <text:list-header>
          <text:p text:style-name="P22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3">O andamento corresponde a etapa <text:span text:style-name="T12">atual</text:span> do projeto. <text:span text:style-name="T13">O layout necessita de atender ao padrão do protótipo.</text:span>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00:18:28.649000000</dc:date>
    <meta:editing-duration>PT38M32S</meta:editing-duration>
    <meta:editing-cycles>5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323" meta:character-count="2043" meta:non-whitespace-character-count="1775"/>
  </office:meta>
</office:document-meta>
</file>